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12.492cm"/>
    </style:style>
    <style:style style:name="co3" style:family="table-column">
      <style:table-column-properties fo:break-before="auto" style:column-width="2.917cm"/>
    </style:style>
    <style:style style:name="co4" style:family="table-column">
      <style:table-column-properties fo:break-before="auto" style:column-width="3.223cm"/>
    </style:style>
    <style:style style:name="co5" style:family="table-column">
      <style:table-column-properties fo:break-before="auto" style:column-width="5.027cm"/>
    </style:style>
    <style:style style:name="co6" style:family="table-column">
      <style:table-column-properties fo:break-before="auto" style:column-width="9.523cm"/>
    </style:style>
    <style:style style:name="co7" style:family="table-column">
      <style:table-column-properties fo:break-before="auto" style:column-width="16.5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66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Source:</text:p>
          </table:table-cell>
          <table:table-cell office:value-type="string">
            <text:p>C:\Git\Marek\kicad\mpio_projekty\resetUSBv4\resetUSB.sch</text:p>
          </table:table-cell>
          <table:table-cell table:number-columns-repeated="5"/>
        </table:table-row>
        <table:table-row table:style-name="ro1">
          <table:table-cell office:value-type="string">
            <text:p>Date:</text:p>
          </table:table-cell>
          <table:table-cell office:value-type="string">
            <text:p>26/04/2018 11:13:04</text:p>
          </table:table-cell>
          <table:table-cell table:number-columns-repeated="5"/>
        </table:table-row>
        <table:table-row table:style-name="ro1">
          <table:table-cell office:value-type="string">
            <text:p>Tool:</text:p>
          </table:table-cell>
          <table:table-cell office:value-type="string">
            <text:p>Eeschema (5.0.0-rc2-dev-311-g1dd4af297)</text:p>
          </table:table-cell>
          <table:table-cell table:number-columns-repeated="5"/>
        </table:table-row>
        <table:table-row table:style-name="ro1">
          <table:table-cell office:value-type="string">
            <text:p>Generator:</text:p>
          </table:table-cell>
          <table:table-cell office:value-type="string">
            <text:p>C:\Program Files\KiCad\bin\scripting\plugins/bom_csv_grouped_by_value.py</text:p>
          </table:table-cell>
          <table:table-cell table:number-columns-repeated="5"/>
        </table:table-row>
        <table:table-row table:style-name="ro1">
          <table:table-cell office:value-type="string">
            <text:p>Component Count: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2</text:p>
          </table:table-cell>
          <table:table-cell office:value-type="string">
            <text:p>10u</text:p>
          </table:table-cell>
          <table:table-cell office:value-type="string">
            <text:p>device:C_Small</text:p>
          </table:table-cell>
          <table:table-cell office:value-type="string">
            <text:p>Capacitors_SMD:CP_Elec_5x5.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3</text:p>
          </table:table-cell>
          <table:table-cell office:value-type="string">
            <text:p>220uF</text:p>
          </table:table-cell>
          <table:table-cell office:value-type="string">
            <text:p>device:CP_Small</text:p>
          </table:table-cell>
          <table:table-cell office:value-type="string">
            <text:p>Capacitors_SMD:CP_Elec_8x1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1</text:p>
          </table:table-cell>
          <table:table-cell office:value-type="string">
            <text:p>D</text:p>
          </table:table-cell>
          <table:table-cell office:value-type="string">
            <text:p>device:D</text:p>
          </table:table-cell>
          <table:table-cell office:value-type="string">
            <text:p>Diodes_SMD:D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2</text:p>
          </table:table-cell>
          <table:table-cell office:value-type="string">
            <text:p>D</text:p>
          </table:table-cell>
          <table:table-cell office:value-type="string">
            <text:p>device:D</text:p>
          </table:table-cell>
          <table:table-cell office:value-type="string">
            <text:p>Diodes_SMD:D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3</text:p>
          </table:table-cell>
          <table:table-cell office:value-type="string">
            <text:p>D</text:p>
          </table:table-cell>
          <table:table-cell office:value-type="string">
            <text:p>device:D</text:p>
          </table:table-cell>
          <table:table-cell office:value-type="string">
            <text:p>Diodes_SMD:D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4</text:p>
          </table:table-cell>
          <table:table-cell office:value-type="string">
            <text:p>D</text:p>
          </table:table-cell>
          <table:table-cell office:value-type="string">
            <text:p>device:D</text:p>
          </table:table-cell>
          <table:table-cell office:value-type="string">
            <text:p>Diodes_SMD:D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5</text:p>
          </table:table-cell>
          <table:table-cell office:value-type="string">
            <text:p>D_Schottky</text:p>
          </table:table-cell>
          <table:table-cell office:value-type="string">
            <text:p>device:D_Schottky_Small</text:p>
          </table:table-cell>
          <table:table-cell office:value-type="string">
            <text:p>Diodes_SMD:D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6</text:p>
          </table:table-cell>
          <table:table-cell office:value-type="string">
            <text:p>RED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7</text:p>
          </table:table-cell>
          <table:table-cell office:value-type="string">
            <text:p>GREEN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8</text:p>
          </table:table-cell>
          <table:table-cell office:value-type="string">
            <text:p>BLUE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9</text:p>
          </table:table-cell>
          <table:table-cell office:value-type="string">
            <text:p>D_Schott</text:p>
          </table:table-cell>
          <table:table-cell office:value-type="string">
            <text:p>device:D_Schottky_Small</text:p>
          </table:table-cell>
          <table:table-cell office:value-type="string">
            <text:p>Diodes_SMD:D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1</text:p>
          </table:table-cell>
          <table:table-cell office:value-type="string">
            <text:p>XLR3</text:p>
          </table:table-cell>
          <table:table-cell office:value-type="string">
            <text:p>conn:XLR3</text:p>
          </table:table-cell>
          <table:table-cell office:value-type="string">
            <text:p>mpio:AC3MAH-AU-PR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2</text:p>
          </table:table-cell>
          <table:table-cell office:value-type="string">
            <text:p>Mini-Fit Jr; 4,2mm</text:p>
          </table:table-cell>
          <table:table-cell office:value-type="string">
            <text:p>conn:Conn_02x02_Odd_Even</text:p>
          </table:table-cell>
          <table:table-cell office:value-type="string">
            <text:p>mpio:Molex_MiniFit-JR-5556-04A_2x02x4.20mm_Straigh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5</text:p>
          </table:table-cell>
          <table:table-cell office:value-type="string">
            <text:p>SWD_6pin</text:p>
          </table:table-cell>
          <table:table-cell office:value-type="string">
            <text:p>mpio_lib:SWD_6pin</text:p>
          </table:table-cell>
          <table:table-cell office:value-type="string">
            <text:p>Pin_Headers:Pin_Header_Straight_1x06_Pitch2.54m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6</text:p>
          </table:table-cell>
          <table:table-cell office:value-type="string">
            <text:p>Conn_02x05</text:p>
          </table:table-cell>
          <table:table-cell office:value-type="string">
            <text:p>conn:Conn_02x05_Odd_Even</text:p>
          </table:table-cell>
          <table:table-cell office:value-type="string">
            <text:p>mpio:IDC1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7</text:p>
          </table:table-cell>
          <table:table-cell office:value-type="string">
            <text:p>Conn_02x05</text:p>
          </table:table-cell>
          <table:table-cell office:value-type="string">
            <text:p>conn:Conn_02x05_Odd_Even</text:p>
          </table:table-cell>
          <table:table-cell office:value-type="string">
            <text:p>mpio:IDC1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5_BERINGER1</text:p>
          </table:table-cell>
          <table:table-cell office:value-type="string">
            <text:p>DS1098-BN0 </text:p>
          </table:table-cell>
          <table:table-cell office:value-type="string">
            <text:p>conn:USB_A</text:p>
          </table:table-cell>
          <table:table-cell office:value-type="string">
            <text:p>mpio:USB-A_SM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2_RZUTNIK1</text:p>
          </table:table-cell>
          <table:table-cell office:value-type="string">
            <text:p>DS1098-BN0 </text:p>
          </table:table-cell>
          <table:table-cell office:value-type="string">
            <text:p>conn:USB_A</text:p>
          </table:table-cell>
          <table:table-cell office:value-type="string">
            <text:p>mpio:USB-B_SM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1</text:p>
          </table:table-cell>
          <table:table-cell office:value-type="string">
            <text:p>BC817</text:p>
          </table:table-cell>
          <table:table-cell office:value-type="string">
            <text:p>transistors:BC817</text:p>
          </table:table-cell>
          <table:table-cell office:value-type="string">
            <text:p>TO_SOT_Packages_SMD:SOT-23</text:p>
          </table:table-cell>
          <table:table-cell office:value-type="string">
            <text:p>http://www.fairchildsemi.com/ds/BC/BC817.pdf</text:p>
          </table:table-cell>
        </table:table-row>
        <table:table-row table:style-name="ro1">
          <table:table-cell table:number-columns-repeated="2"/>
          <table:table-cell office:value-type="string">
            <text:p>Q2</text:p>
          </table:table-cell>
          <table:table-cell office:value-type="string">
            <text:p>BC817</text:p>
          </table:table-cell>
          <table:table-cell office:value-type="string">
            <text:p>transistors:BC817</text:p>
          </table:table-cell>
          <table:table-cell office:value-type="string">
            <text:p>TO_SOT_Packages_SMD:SOT-23</text:p>
          </table:table-cell>
          <table:table-cell office:value-type="string">
            <text:p>http://www.fairchildsemi.com/ds/BC/BC817.pdf</text:p>
          </table:table-cell>
        </table:table-row>
        <table:table-row table:style-name="ro1">
          <table:table-cell table:number-columns-repeated="2"/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5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6</text:p>
          </table:table-cell>
          <table:table-cell office:value-type="string">
            <text:p>22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7</text:p>
          </table:table-cell>
          <table:table-cell office:value-type="string">
            <text:p>6K8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8</text:p>
          </table:table-cell>
          <table:table-cell office:value-type="string">
            <text:p>33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9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W1</text:p>
          </table:table-cell>
          <table:table-cell office:value-type="string">
            <text:p>TACTM-34N-F </text:p>
          </table:table-cell>
          <table:table-cell office:value-type="string">
            <text:p>switches:SW_DIP_x01</text:p>
          </table:table-cell>
          <table:table-cell office:value-type="string">
            <text:p>mpio:SW_3x6_1,6x7,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W2</text:p>
          </table:table-cell>
          <table:table-cell office:value-type="string">
            <text:p>SW_SPDT</text:p>
          </table:table-cell>
          <table:table-cell office:value-type="string">
            <text:p>switches:SW_SPDT</text:p>
          </table:table-cell>
          <table:table-cell office:value-type="string">
            <text:p>mpio:SW_CuK_OS102011MA1QN1_SPDT_Angle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1</text:p>
          </table:table-cell>
          <table:table-cell office:value-type="string">
            <text:p>AO4616</text:p>
          </table:table-cell>
          <table:table-cell office:value-type="string">
            <text:p>mpio_lib:AO4616</text:p>
          </table:table-cell>
          <table:table-cell office:value-type="string">
            <text:p>mpio:SOIC-8_3.9x4.9mm_Pitch1.27m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2</text:p>
          </table:table-cell>
          <table:table-cell office:value-type="string">
            <text:p>AO4616</text:p>
          </table:table-cell>
          <table:table-cell office:value-type="string">
            <text:p>mpio_lib:AO4616</text:p>
          </table:table-cell>
          <table:table-cell office:value-type="string">
            <text:p>mpio:SOIC-8_3.9x4.9mm_Pitch1.27m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3</text:p>
          </table:table-cell>
          <table:table-cell office:value-type="string">
            <text:p>LD1117S33TR</text:p>
          </table:table-cell>
          <table:table-cell office:value-type="string">
            <text:p>regul:LD1117S33TR_SOT223</text:p>
          </table:table-cell>
          <table:table-cell office:value-type="string">
            <text:p>TO_SOT_Packages_SMD:SOT-223-3_TabPin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4</text:p>
          </table:table-cell>
          <table:table-cell office:value-type="string">
            <text:p>STM32F042G4Ux</text:p>
          </table:table-cell>
          <table:table-cell office:value-type="string">
            <text:p>stm32:STM32F042G4Ux</text:p>
          </table:table-cell>
          <table:table-cell office:value-type="string">
            <text:p>mpio:UFQFPN28_4x4mm_Pitch0.5mm</text:p>
          </table:table-cell>
          <table:table-cell office:value-type="string">
            <text:p>http://www.st.com/st-web-ui/static/active/en/resource/technical/document/datasheet/DM00105814.pdf</text:p>
          </table:table-cell>
        </table:table-row>
        <table:table-row table:style-name="ro1">
          <table:table-cell table:number-columns-repeated="2"/>
          <table:table-cell office:value-type="string">
            <text:p>U5</text:p>
          </table:table-cell>
          <table:table-cell office:value-type="string">
            <text:p>IRLTS2242</text:p>
          </table:table-cell>
          <table:table-cell office:value-type="string">
            <text:p>mpio_lib:IRLTS2242</text:p>
          </table:table-cell>
          <table:table-cell office:value-type="string">
            <text:p>mpio:TSOP-6_1.65x3.05mm_Pitch0.95mm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office:value-type="string">
            <text:p>C1, C6, C7</text:p>
          </table:table-cell>
          <table:table-cell table:style-name="ce1" office:value-type="string">
            <text:p>100n</text:p>
          </table:table-cell>
          <table:table-cell office:value-type="string">
            <text:p>devic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string">
            <text:p>C2</text:p>
          </table:table-cell>
          <table:table-cell table:style-name="ce1" office:value-type="string">
            <text:p>10u</text:p>
          </table:table-cell>
          <table:table-cell office:value-type="string">
            <text:p>device:C_Small</text:p>
          </table:table-cell>
          <table:table-cell office:value-type="string">
            <text:p>Capacitors_SMD:CP_Elec_5x5.3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office:value-type="string">
            <text:p>C3</text:p>
          </table:table-cell>
          <table:table-cell table:style-name="ce2" office:value-type="string">
            <text:p>220uF</text:p>
          </table:table-cell>
          <table:table-cell office:value-type="string">
            <text:p>device:CP_Small</text:p>
          </table:table-cell>
          <table:table-cell office:value-type="string">
            <text:p>Capacitors_SMD:CP_Elec_8x10</text:p>
          </table:table-cell>
          <table:table-cell/>
        </table:table-row>
        <table:table-row table:style-name="ro2">
          <table:table-cell table:number-columns-repeated="2" office:value-type="float" office:value="4">
            <text:p>4</text:p>
          </table:table-cell>
          <table:table-cell table:style-name="ce2" office:value-type="string">
            <text:p>D1, D2, D3, D4</text:p>
          </table:table-cell>
          <table:table-cell table:style-name="ce2" office:value-type="string">
            <text:p>D</text:p>
          </table:table-cell>
          <table:table-cell office:value-type="string">
            <text:p>device:D</text:p>
          </table:table-cell>
          <table:table-cell office:value-type="string">
            <text:p>Diodes_SMD:D_0603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 office:value-type="string">
            <text:p>D5</text:p>
          </table:table-cell>
          <table:table-cell table:style-name="ce2" office:value-type="string">
            <text:p>D_Schottky</text:p>
          </table:table-cell>
          <table:table-cell office:value-type="string">
            <text:p>device:D_Schottky_Small</text:p>
          </table:table-cell>
          <table:table-cell office:value-type="string">
            <text:p>Diodes_SMD:D_0603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" office:value-type="string">
            <text:p>D6</text:p>
          </table:table-cell>
          <table:table-cell table:style-name="ce1" office:value-type="string">
            <text:p>RED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" office:value-type="string">
            <text:p>D7</text:p>
          </table:table-cell>
          <table:table-cell table:style-name="ce1" office:value-type="string">
            <text:p>GREEN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" office:value-type="string">
            <text:p>D8</text:p>
          </table:table-cell>
          <table:table-cell table:style-name="ce1" office:value-type="string">
            <text:p>BLUE</text:p>
          </table:table-cell>
          <table:table-cell office:value-type="string">
            <text:p>device:LED</text:p>
          </table:table-cell>
          <table:table-cell office:value-type="string">
            <text:p>LEDs:LED_0603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2" office:value-type="string">
            <text:p>D9</text:p>
          </table:table-cell>
          <table:table-cell table:style-name="ce2" office:value-type="string">
            <text:p>D_Schott</text:p>
          </table:table-cell>
          <table:table-cell office:value-type="string">
            <text:p>device:D_Schottky_Small</text:p>
          </table:table-cell>
          <table:table-cell office:value-type="string">
            <text:p>Diodes_SMD:D_0603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string">
            <text:p>J1</text:p>
          </table:table-cell>
          <table:table-cell table:style-name="ce2" office:value-type="string">
            <text:p>XLR3</text:p>
          </table:table-cell>
          <table:table-cell office:value-type="string">
            <text:p>conn:XLR3</text:p>
          </table:table-cell>
          <table:table-cell office:value-type="string">
            <text:p>mpio:AC3MAH-AU-PRE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2" office:value-type="string">
            <text:p>J2</text:p>
          </table:table-cell>
          <table:table-cell table:style-name="ce2" office:value-type="string">
            <text:p>Mini-Fit Jr; 4,2mm</text:p>
          </table:table-cell>
          <table:table-cell office:value-type="string">
            <text:p>conn:Conn_02x02_Odd_Even</text:p>
          </table:table-cell>
          <table:table-cell office:value-type="string">
            <text:p>mpio:Molex_MiniFit-JR-5556-04A_2x02x4.20mm_Straight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2" office:value-type="string">
            <text:p>J5</text:p>
          </table:table-cell>
          <table:table-cell table:style-name="ce2" office:value-type="string">
            <text:p>SWD_6pin</text:p>
          </table:table-cell>
          <table:table-cell office:value-type="string">
            <text:p>mpio_lib:SWD_6pin</text:p>
          </table:table-cell>
          <table:table-cell office:value-type="string">
            <text:p>Pin_Headers:Pin_Header_Straight_1x06_Pitch2.54mm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2" office:value-type="string">
            <text:p>J6, J7</text:p>
          </table:table-cell>
          <table:table-cell table:style-name="ce2" office:value-type="string">
            <text:p>Conn_02x05</text:p>
          </table:table-cell>
          <table:table-cell office:value-type="string">
            <text:p>conn:Conn_02x05_Odd_Even</text:p>
          </table:table-cell>
          <table:table-cell office:value-type="string">
            <text:p>mpio:IDC1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2" office:value-type="string">
            <text:p>J5_BERINGER1</text:p>
          </table:table-cell>
          <table:table-cell table:style-name="ce2" office:value-type="string">
            <text:p>DS1098-BN0 </text:p>
          </table:table-cell>
          <table:table-cell office:value-type="string">
            <text:p>conn:USB_A</text:p>
          </table:table-cell>
          <table:table-cell office:value-type="string">
            <text:p>mpio:USB-A_SMD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2" office:value-type="string">
            <text:p>J2_RZUTNIK1</text:p>
          </table:table-cell>
          <table:table-cell table:style-name="ce2" office:value-type="string">
            <text:p>DS1098-BN0 </text:p>
          </table:table-cell>
          <table:table-cell office:value-type="string">
            <text:p>conn:USB_A</text:p>
          </table:table-cell>
          <table:table-cell office:value-type="string">
            <text:p>mpio:USB-B_SMD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string">
            <text:p>Q1, Q2</text:p>
          </table:table-cell>
          <table:table-cell table:style-name="ce2" office:value-type="string">
            <text:p>BC817</text:p>
          </table:table-cell>
          <table:table-cell office:value-type="string">
            <text:p>transistors:BC817</text:p>
          </table:table-cell>
          <table:table-cell office:value-type="string">
            <text:p>TO_SOT_Packages_SMD:SOT-23</text:p>
          </table:table-cell>
          <table:table-cell office:value-type="string">
            <text:p>http://www.fairchildsemi.com/ds/BC/BC817.pdf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style-name="ce1" office:value-type="string">
            <text:p>R1, R2, R3, R4</text:p>
          </table:table-cell>
          <table:table-cell table:style-name="ce1"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1" office:value-type="string">
            <text:p>R5, R9</text:p>
          </table:table-cell>
          <table:table-cell table:style-name="ce1"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1" office:value-type="string">
            <text:p>R6</text:p>
          </table:table-cell>
          <table:table-cell table:style-name="ce1" office:value-type="string">
            <text:p>22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1" office:value-type="string">
            <text:p>R7</text:p>
          </table:table-cell>
          <table:table-cell table:style-name="ce1" office:value-type="string">
            <text:p>6K8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" office:value-type="string">
            <text:p>R8</text:p>
          </table:table-cell>
          <table:table-cell table:style-name="ce1" office:value-type="string">
            <text:p>33K</text:p>
          </table:table-cell>
          <table:table-cell office:value-type="string">
            <text:p>devic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1" office:value-type="string">
            <text:p>SW1</text:p>
          </table:table-cell>
          <table:table-cell table:style-name="ce1" office:value-type="string">
            <text:p>TACTM-34N-F </text:p>
          </table:table-cell>
          <table:table-cell office:value-type="string">
            <text:p>switches:SW_DIP_x01</text:p>
          </table:table-cell>
          <table:table-cell office:value-type="string">
            <text:p>mpio:SW_3x6_1,6x7,4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2" office:value-type="string">
            <text:p>SW2</text:p>
          </table:table-cell>
          <table:table-cell table:style-name="ce2" office:value-type="string">
            <text:p>SW_SPDT</text:p>
          </table:table-cell>
          <table:table-cell office:value-type="string">
            <text:p>switches:SW_SPDT</text:p>
          </table:table-cell>
          <table:table-cell office:value-type="string">
            <text:p>mpio:SW_CuK_OS102011MA1QN1_SPDT_Angled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string">
            <text:p>U1, U2</text:p>
          </table:table-cell>
          <table:table-cell table:style-name="ce2" office:value-type="string">
            <text:p>AO4616</text:p>
          </table:table-cell>
          <table:table-cell office:value-type="string">
            <text:p>mpio_lib:AO4616</text:p>
          </table:table-cell>
          <table:table-cell office:value-type="string">
            <text:p>mpio:SOIC-8_3.9x4.9mm_Pitch1.27mm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2" office:value-type="string">
            <text:p>U3</text:p>
          </table:table-cell>
          <table:table-cell table:style-name="ce2" office:value-type="string">
            <text:p>LD1117S33TR</text:p>
          </table:table-cell>
          <table:table-cell office:value-type="string">
            <text:p>regul:LD1117S33TR_SOT223</text:p>
          </table:table-cell>
          <table:table-cell office:value-type="string">
            <text:p>TO_SOT_Packages_SMD:SOT-223-3_TabPin2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string">
            <text:p>U4</text:p>
          </table:table-cell>
          <table:table-cell table:style-name="ce2" office:value-type="string">
            <text:p>STM32F042G4Ux</text:p>
          </table:table-cell>
          <table:table-cell office:value-type="string">
            <text:p>stm32:STM32F042G4Ux</text:p>
          </table:table-cell>
          <table:table-cell office:value-type="string">
            <text:p>mpio:UFQFPN28_4x4mm_Pitch0.5mm</text:p>
          </table:table-cell>
          <table:table-cell office:value-type="string">
            <text:p>http://www.st.com/st-web-ui/static/active/en/resource/technical/document/datasheet/DM00105814.pdf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2" office:value-type="string">
            <text:p>U5</text:p>
          </table:table-cell>
          <table:table-cell table:style-name="ce2" office:value-type="string">
            <text:p>IRLTS2242</text:p>
          </table:table-cell>
          <table:table-cell office:value-type="string">
            <text:p>mpio_lib:IRLTS2242</text:p>
          </table:table-cell>
          <table:table-cell office:value-type="string">
            <text:p>mpio:TSOP-6_1.65x3.05mm_Pitch0.95mm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26.04.2018</text:date>, <text:time>13:20:3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6T13:20:35.88</dc:date>
    <dc:creator>Marek Pio</dc:creator>
    <meta:document-statistic meta:table-count="1" meta:cell-count="349" meta:object-count="0"/>
    <meta:generator>OpenOffice/4.1.5$Win32 OpenOffice.org_project/415m1$Build-9789</meta:generator>
  </office:meta>
</office:document-meta>
</file>